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dimanche<text:line-break/>de pluie une pluie<text:line-break/>raisonnable pourtant le béton<text:line-break/>le gris de l'administration<text:line-break/>de l'armée des années de guerre froide<text:line-break/>en Suisse<text:line-break/>dimanche<text:line-break/>de pluie une pluie<text:line-break/>fédérale pourtant cantonale<text:line-break/>un souffle d'hiver tardif<text:line-break/>une caresse humide<text:line-break/>inconfortable mal isolée mais<text:line-break/>ouverte<text:line-break/>à l'incertitude<text:line-break/>terreau des possibles<text:line-break/>ton regard ton sourire déjà seuls<text:line-break/>sur le quai<text:line-break/>parmi les poussières<text:line-break/>des chemins de fer<text:line-break/>ce train qui ne part pas<text:line-break/>ce train qui est parti<text:line-break/>pas d'autre solution que l'inconfort<text:line-break/>rien pour oublier le réel<text:line-break/>pas même une résine ou du XML<text:line-break/>rien pour abolir le réel<text:line-break/>pas même le désir de l'anéantir<text:line-break/>rien d'autre que ce<text:line-break/>dimanche de pluie une pluie<text:line-break/>déjà si tôt pourquoi pas plus<text:line-break/>tard<text:line-break/>ce départ<text:line-break/>pourquoi cette précipitation<text:line-break/>dans l'après-midi des précipitations<text:line-break/>raisonnables mais obstinées<text:line-break/>comme ces regrets parcourent<text:line-break/>les ondulations paysannes du plateau<text:line-break/>toujours visibles depuis<text:line-break/>mon compartiment<text:line-break/>entre une lectrice en papier<text:line-break/>un lecteur en écran tactile<text:line-break/>et un chien<text:line-break/>dimanche<text:line-break/>de pluie une pluie<text:line-break/>d'un blues tendre<text:line-break/>une attention aussi dense<text:line-break/>qu'une improvisation ouverte<text:line-break/>au risque<text:line-break/>terreau des possibles<text:line-break/>au front de l'existence<text:line-break/>une lutte sans combat des ruses<text:line-break/>sans esquive<text:line-break/>des esquives sans succès<text:line-break/>des échecs victorieux un coucher<text:line-break/>de soleil en ce<text:line-break/>dimanche<text:line-break/>de pluie une pluie<text:line-break/>jaunâtre à faire pâlir l'éclairage public<text:line-break/>de la gare de romont<text:line-break/><text:soft-page-break/>où nous est annoncé un retard<text:line-break/>de 5 à 6 minutes</text:p>
      <text:p text:style-name="Standard_20_gauche"/>
      <text:p text:style-name="Standard_20_gauche">l'interstice étroit<text:line-break/>des incertitudes apparentes<text:line-break/>heureusement la vie se défend<text:line-break/>ne se laisse pas faire<text:line-break/>par la trompeuse précision des horaires<text:line-break/>par l'infernal inventaire<text:line-break/>des archives littéraires fédérales<text:line-break/>le travail minutieux de l'imaginaire<text:line-break/>l'imaginaire minutieux du travail<text:line-break/>les algorithmes intraitables<text:line-break/>norme internationale de description<text:line-break/>cotes au crayon<text:line-break/>les armes sophistiquées de la pérennité<text:line-break/>au service<text:line-break/>des âmes débridées de la recherche<text:line-break/>pas plus qu'une résine ou du XML<text:line-break/>ne pourront dompter<text:line-break/>les manques<text:line-break/>les absences<text:line-break/>les failles<text:line-break/>de nos vies<text:line-break/>de ta vie<text:line-break/>de ma vie<text:line-break/>mon am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8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049_dimanche_de_pluie<text:tab/><text:tab/><text:date style:data-style-name="N108" text:date-value="2012-03-18T16:38:21.98" text:fixed="true">dimanche 18 mars 2012</text:date>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8T16:38:25</meta:creation-date>
    <dc:title>blogiGor 050  : Dimanche de pluie</dc:title>
    <meta:editing-duration>PT53M30S</meta:editing-duration>
    <meta:editing-cycles>32</meta:editing-cycles>
    <meta:generator>LibreOffice/3.5$Linux_x86 LibreOffice_project/350m1$Build-13</meta:generator>
    <meta:initial-creator>Igor Milhit</meta:initial-creator>
    <meta:keyword>blogiGor</meta:keyword>
    <meta:keyword>Berne</meta:keyword>
    <meta:keyword>pluie</meta:keyword>
    <meta:keyword>tristesse</meta:keyword>
    <meta:keyword>séparation</meta:keyword>
    <meta:keyword>présence</meta:keyword>
    <dc:subject>Retour d'un week-end à Berne</dc:subject>
    <dc:date>2012-03-18T20:03:10</dc:date>
    <dc:creator>Igor Milhit</dc:creator>
    <meta:document-statistic meta:table-count="0" meta:image-count="0" meta:object-count="0" meta:page-count="2" meta:paragraph-count="4" meta:word-count="323" meta:character-count="2000" meta:non-whitespace-character-count="1678"/>
    <meta:user-defined meta:name="Info 1"/>
    <meta:user-defined meta:name="Info 2"/>
    <meta:user-defined meta:name="Info 3"/>
    <meta:user-defined meta:name="Info 4"/>
  </office:meta>
</office:document-meta>
</file>